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ansactionalTests.countRowsInTable(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Tests.assertUsers( String ... expected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TransactionalTests.assertNumUsers( int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